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Standard">
      <style:paragraph-properties fo:padding="0.0193in" fo:border="0.0008in solid #d9d9e3"/>
    </style:style>
    <style:style style:name="P7" style:family="paragraph" style:parent-style-name="Standard">
      <style:paragraph-properties fo:margin-top="0in" fo:margin-bottom="0.1965in"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оздание темы WordPress - основы</text:p>
      <text:p text:style-name="P6">ChatGPT</text:p>
      <text:p text:style-name="P7">ChatGPT</text:p>
      <text:p text:style-name="P1">Создание собственной темы для WordPress - это отличный способ настроить внешний вид и функциональность вашего сайта. Вот базовые шаги для создания темы:</text:p>
      <text:h text:style-name="P5" text:outline-level="3">1. Создайте каталог для вашей темы:</text:h>
      <text:list xml:id="list6610938600897764482" text:style-name="L1">
        <text:list-item>
          <text:p text:style-name="P2">В директории <text:span text:style-name="Source_20_Text">wp-content/themes/</text:span> создайте новую папку с названием вашей темы, например <text:span text:style-name="Source_20_Text">mytheme</text:span>.</text:p>
        </text:list-item>
      </text:list>
      <text:h text:style-name="P5" text:outline-level="3">2. Создайте основные файлы темы:</text:h>
      <text:p text:style-name="P1">2.1. <text:span text:style-name="Strong_20_Emphasis">style.css:</text:span> Этот файл содержит информацию о вашей теме, такую как название, автор, описание.</text:p>
      <text:p text:style-name="P4">cssCopy code</text:p>
      <text:p text:style-name="P4"><text:span text:style-name="Source_20_Text">/*</text:span></text:p>
      <text:p text:style-name="P4"><text:span text:style-name="Source_20_Text">Theme Name: My Theme</text:span></text:p>
      <text:p text:style-name="P4"><text:span text:style-name="Source_20_Text">Author: Your Name</text:span></text:p>
      <text:p text:style-name="P4"><text:span text:style-name="Source_20_Text">Description: Description of your theme</text:span></text:p>
      <text:p text:style-name="P3"><text:span text:style-name="Source_20_Text">*/</text:span></text:p>
      <text:p text:style-name="P1">2.2. <text:span text:style-name="Strong_20_Emphasis">index.php:</text:span> Этот файл используется для отображения главной страницы вашего сайта.</text:p>
      <text:p text:style-name="P1">2.3. <text:span text:style-name="Strong_20_Emphasis">header.php и footer.php:</text:span> Файлы, содержащие код для шапки и подвала сайта соответственно.</text:p>
      <text:h text:style-name="P5" text:outline-level="3">3. Разработайте шаблоны страниц:</text:h>
      <text:p text:style-name="P1">3.1. <text:span text:style-name="Strong_20_Emphasis">single.php:</text:span> Шаблон для отображения отдельных постов.</text:p>
      <text:p text:style-name="P1">3.2. <text:span text:style-name="Strong_20_Emphasis">page.php:</text:span> Шаблон для отображения страниц.</text:p>
      <text:p text:style-name="P1">3.3. <text:span text:style-name="Strong_20_Emphasis">archive.php:</text:span> Шаблон для архивов постов.</text:p>
      <text:h text:style-name="P5" text:outline-level="3">4. Добавьте файлы стилей и скрипты:</text:h>
      <text:p text:style-name="P1">4.1. Создайте папку <text:span text:style-name="Source_20_Text">css</text:span> и добавьте файлы стилей, например <text:span text:style-name="Source_20_Text">style.css</text:span>.</text:p>
      <text:p text:style-name="P1">4.2. Создайте папку <text:span text:style-name="Source_20_Text">js</text:span> и добавьте JavaScript-файлы, если они необходимы.</text:p>
      <text:h text:style-name="P5" text:outline-level="3">5. Добавьте функции и настройки:</text:h>
      <text:p text:style-name="P1">5.1. <text:span text:style-name="Strong_20_Emphasis">functions.php:</text:span> Файл для добавления функциональности, загрузки стилей и скриптов, настройки меню и других элементов.</text:p>
      <text:p text:style-name="P4">phpCopy code</text:p>
      <text:p text:style-name="P4"><text:span text:style-name="Source_20_Text">&lt;?php</text:span></text:p>
      <text:p text:style-name="P4"><text:span text:style-name="Source_20_Text">function mytheme_enqueue_styles() {</text:span></text:p>
      <text:p text:style-name="P4"><text:span text:style-name="Source_20_Text"><text:s text:c="4"/>wp_enqueue_style('mytheme-style', get_stylesheet_uri());</text:span></text:p>
      <text:p text:style-name="P4"><text:span text:style-name="Source_20_Text">}</text:span></text:p>
      <text:p text:style-name="P4"><text:span text:style-name="Source_20_Text">add_action('wp_enqueue_scripts', 'mytheme_enqueue_styles');</text:span></text:p>
      <text:p text:style-name="P3"><text:span text:style-name="Source_20_Text">?&gt;</text:span></text:p>
      <text:h text:style-name="P5" text:outline-level="3"><text:soft-page-break/>6. Настройте файлы шаблонов:</text:h>
      <text:p text:style-name="P1">6.1. Используйте WordPress функции и теги для вывода контента, заголовков, изображений и других элементов.</text:p>
      <text:p text:style-name="P1">6.2. Используйте функции WordPress для добавления функциональности, таких как циклы (Loop), вывод записей, комментариев и т.д.</text:p>
      <text:h text:style-name="P5" text:outline-level="3">7. Тестирование и отладка:</text:h>
      <text:p text:style-name="P1">7.1. Проверьте вашу тему на разных страницах и разных устройствах для устранения ошибок и проверки корректного отображения.</text:p>
      <text:p text:style-name="P1">7.2. Убедитесь, что ваша тема соответствует стандартам безопасности и производительности.</text:p>
      <text:h text:style-name="P5" text:outline-level="3">8. Загрузите тему на свой сайт:</text:h>
      <text:p text:style-name="P1">8.1. Скопируйте созданную папку темы в директорию <text:span text:style-name="Source_20_Text">wp-content/themes/</text:span> вашего сайта WordPress.</text:p>
      <text:p text:style-name="P1">8.2. В административной панели WordPress перейдите в "Внешний вид" -&gt; "Темы" и активируйте вашу тему.</text:p>
      <text:p text:style-name="P1">Это базовый набор шагов для создания темы WordPress. По мере продвижения вам может понадобиться изучение дополнительных функций, шаблонов и функциональности WordPress для более сложных задач в создании те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28T22:44:12.06</dc:date>
    <meta:document-statistic meta:table-count="0" meta:image-count="0" meta:object-count="0" meta:page-count="2" meta:paragraph-count="42" meta:word-count="313" meta:character-count="2335"/>
    <dc:creator>Dima Wide</dc:creator>
    <meta:user-defined meta:name="Info 1"/>
    <meta:user-defined meta:name="Info 2"/>
    <meta:user-defined meta:name="Info 3"/>
    <meta:user-defined meta:name="Info 4"/>
  </office:meta>
</office:document-meta>
</file>